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office:font-face-decls>
  <office:automatic-styles>
    <style:style style:name="P1" style:family="paragraph" style:parent-style-name="Standard">
      <style:text-properties style:font-name="Arial1" fo:font-size="10pt" style:font-size-asian="10pt" style:font-size-complex="10pt"/>
    </style:style>
    <style:style style:name="P2" style:family="paragraph" style:parent-style-name="Text_20_body">
      <style:paragraph-properties fo:margin-left="0cm" fo:margin-right="0cm" fo:orphans="2" fo:widows="2" fo:text-indent="0cm" style:auto-text-indent="false"/>
    </style:style>
    <style:style style:name="P3" style:family="paragraph" style:parent-style-name="Text_20_body" style:list-style-name="L1">
      <style:paragraph-properties fo:margin-top="0cm" fo:margin-bottom="0cm" style:contextual-spacing="false" fo:orphans="2" fo:widows="2"/>
    </style:style>
    <style:style style:name="P4" style:family="paragraph" style:parent-style-name="Text_20_body">
      <style:paragraph-properties fo:margin-left="0cm" fo:margin-right="0cm" fo:orphans="2" fo:widows="2" fo:text-indent="0cm" style:auto-text-indent="false"/>
      <style:text-properties fo:font-variant="normal" fo:text-transform="none" fo:color="#000000" loext:opacity="100%" style:font-name="Arial1" fo:font-size="10pt" fo:letter-spacing="normal" fo:font-style="normal" fo:font-weight="normal" style:font-size-asian="10pt" style:font-size-complex="10pt"/>
    </style:style>
    <style:style style:name="P5" style:family="paragraph" style:parent-style-name="Text_20_body" style:list-style-name="L1">
      <style:paragraph-properties fo:margin-top="0cm" fo:margin-bottom="0cm" style:contextual-spacing="false" fo:orphans="2" fo:widows="2"/>
      <style:text-properties fo:font-variant="normal" fo:text-transform="none" fo:color="#000000" loext:opacity="100%" style:font-name="Arial1" fo:font-size="10pt" fo:letter-spacing="normal" fo:font-style="normal" fo:font-weight="normal" style:font-size-asian="10pt" style:font-size-complex="10pt"/>
    </style:style>
    <style:style style:name="P6" style:family="paragraph" style:parent-style-name="Text_20_body" style:list-style-name="L1">
      <style:paragraph-properties fo:orphans="2" fo:widows="2"/>
      <style:text-properties fo:font-variant="normal" fo:text-transform="none" fo:color="#000000" loext:opacity="100%" style:font-name="Arial1" fo:font-size="10pt" fo:letter-spacing="normal" fo:font-style="normal" fo:font-weight="normal" style:font-size-asian="10pt" style:font-size-complex="10pt"/>
    </style:style>
    <style:style style:name="P7" style:family="paragraph" style:parent-style-name="Text_20_body" style:master-page-name="">
      <loext:graphic-properties draw:fill-gradient-name="gradient" draw:fill-hatch-name="hatch"/>
      <style:paragraph-properties fo:margin-left="0cm" fo:margin-right="0cm" fo:text-align="justify" style:justify-single-word="false" fo:orphans="2" fo:widows="2" fo:hyphenation-ladder-count="no-limit" fo:text-indent="0cm" style:auto-text-indent="false" style:page-number="auto"/>
      <style:text-properties fo:hyphenate="true" fo:hyphenation-remain-char-count="2" fo:hyphenation-push-char-count="2" loext:hyphenation-no-caps="false" loext:hyphenation-no-last-word="false" loext:hyphenation-word-char-count="5" loext:hyphenation-zone="no-limit"/>
    </style:style>
    <style:style style:name="T1" style:family="text">
      <style:text-properties fo:font-variant="normal" fo:text-transform="none" fo:color="#000000" loext:opacity="100%" style:font-name="Times New Roman" fo:font-size="14pt" fo:letter-spacing="normal" fo:font-style="normal" fo:font-weight="normal"/>
    </style:style>
    <style:style style:name="T2" style:family="text">
      <style:text-properties fo:font-variant="normal" fo:text-transform="none" fo:color="#000000" loext:opacity="100%" style:font-name="Times New Roman" fo:font-size="14pt" fo:letter-spacing="normal" fo:font-style="normal" fo:font-weight="bold"/>
    </style:style>
    <style:style style:name="T3" style:family="text">
      <style:text-properties fo:font-variant="normal" fo:text-transform="none" fo:color="#000000" loext:opacity="100%" fo:font-size="14pt" fo:letter-spacing="normal" fo:font-style="normal" fo:font-weight="normal"/>
    </style:style>
    <style:style style:name="T4" style:family="text">
      <style:text-properties fo:font-variant="normal" fo:text-transform="none" fo:color="#000000" loext:opacity="100%" fo:font-size="14pt" fo:letter-spacing="normal" fo:font-style="normal" fo:font-weight="bold"/>
    </style:style>
    <style:style style:name="T5" style:family="text">
      <style:text-properties fo:font-variant="normal" fo:text-transform="none" fo:color="#000000" loext:opacity="100%" style:font-name="Arial1" fo:font-size="14pt" fo:letter-spacing="normal" fo:font-style="normal" fo:font-weight="normal"/>
    </style:style>
    <style:style style:name="T6" style:family="text">
      <style:text-properties fo:font-variant="normal" fo:text-transform="none" fo:color="#000000" loext:opacity="100%" style:font-name="Arial1" fo:font-size="14pt" fo:letter-spacing="normal" fo:font-style="normal" fo:font-weight="bold"/>
    </style:style>
    <style:style style:name="T7" style:family="text">
      <style:text-properties fo:font-variant="normal" fo:text-transform="none" fo:color="#000000" loext:opacity="100%" style:font-name="Arial1" fo:letter-spacing="normal" fo:font-style="normal" fo:font-weight="normal"/>
    </style:style>
    <style:style style:name="T8" style:family="text">
      <style:text-properties fo:font-variant="normal" fo:text-transform="none" fo:color="#000000" loext:opacity="100%" style:font-name="Arial1" fo:letter-spacing="normal" fo:font-style="normal" fo:font-weight="bold"/>
    </style:style>
    <style:style style:name="T9" style:family="text">
      <style:text-properties fo:font-variant="normal" fo:text-transform="none" fo:color="#000000" loext:opacity="100%" style:font-name="Arial1" fo:font-size="10pt" fo:letter-spacing="normal" fo:font-style="normal" fo:font-weight="normal" style:font-size-asian="10pt" style:font-size-complex="10pt"/>
    </style:style>
    <style:style style:name="T10" style:family="text">
      <style:text-properties fo:font-variant="normal" fo:text-transform="none" fo:color="#000000" loext:opacity="100%" style:font-name="Arial1" fo:font-size="10pt" fo:letter-spacing="normal" fo:font-style="normal" fo:font-weight="normal" officeooo:rsid="00168acf" style:font-size-asian="10pt" style:font-size-complex="10pt"/>
    </style:style>
    <style:style style:name="T11" style:family="text">
      <style:text-properties fo:font-variant="normal" fo:text-transform="none" fo:color="#000000" loext:opacity="100%" style:font-name="Arial1" fo:font-size="10pt" fo:letter-spacing="normal" fo:font-style="normal" fo:font-weight="bold" style:font-size-asian="10pt" style:font-size-complex="10pt"/>
    </style:style>
    <style:style style:name="T12" style:family="text">
      <style:text-properties fo:font-variant="normal" fo:text-transform="none" fo:color="#000000" loext:opacity="100%" style:font-name="Arial1" fo:font-size="10pt" fo:letter-spacing="normal" fo:font-style="normal" fo:font-weight="bold" style:font-size-asian="10pt" style:font-weight-asian="bold" style:font-size-complex="10pt" style:font-weight-complex="bold"/>
    </style:style>
    <style:style style:name="T13" style:family="text">
      <style:text-properties fo:font-variant="normal" fo:text-transform="none" fo:color="#000000" loext:opacity="100%" style:font-name="Arial1" fo:font-size="10pt" fo:letter-spacing="normal" fo:font-style="italic" fo:font-weight="normal" style:font-size-asian="10pt" style:font-style-asian="italic" style:font-size-complex="10pt" style:font-style-complex="italic"/>
    </style:style>
    <style:style style:name="T14" style:family="text">
      <style:text-properties fo:font-weight="bold"/>
    </style:style>
    <style:style style:name="T15" style:family="text">
      <style:text-properties fo:font-style="italic"/>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2">Nmap </text:span><text:span text:style-name="T9">("</text:span><text:span text:style-name="T13">Network Mapper</text:span><text:span text:style-name="T9">") es una utilidad para el descubrimiento de redes y la auditoría de seguridad. Muchos administradores de sistemas y redes también lo encuentran útil para tareas como el inventario de redes, la gestión de programas de actualización de servicios y la supervisión del tiempo de actividad del host o del servicio. Nmap utiliza paquetes de IP sin procesar de formas novedosas para determinar qué hosts están disponibles en la red, qué servicios (nombre y versión de la aplicación) ofrecen esos hosts, qué sistemas operativos (y versiones de SO) están ejecutando, qué tipo de filtros de paquetes/cortafuegos están en uso, y docenas de otras características. Fue diseñado para escanear rápidamente grandes redes, pero funciona bien contra hosts individuales. Nmap se ejecuta en todos los principales sistemas operativos de computadora, y los paquetes binarios oficiales están disponibles para Linux, Windows y Mac OS X. Además del clásico ejecutable Nmap de línea de comandos </text:span><text:span text:style-name="T10">(</text:span><text:a xlink:type="simple" xlink:href="https://nmap.org/zenmap/" text:style-name="Internet_20_link" text:visited-style-name="Visited_20_Internet_20_Link">Zenmap</text:a><text:span text:style-name="T9"> ), una herramienta flexible de transferencia, redirección y depuración de datos (</text:span><text:a xlink:type="simple" xlink:href="https://nmap.org/ncat/" text:style-name="Internet_20_link" text:visited-style-name="Visited_20_Internet_20_Link">Ncat</text:a><text:span text:style-name="T9">), una utilidad para comparar resultados de escaneo (</text:span><text:a xlink:type="simple" xlink:href="https://nmap.org/ndiff/" text:style-name="Internet_20_link" text:visited-style-name="Visited_20_Internet_20_Link">Ndiff</text:a><text:span text:style-name="T9">) y una herramienta de análisis de respuesta y generación de paquetes (</text:span><text:a xlink:type="simple" xlink:href="https://nmap.org/nping/" text:style-name="Internet_20_link" text:visited-style-name="Visited_20_Internet_20_Link">Nping</text:a><text:span text:style-name="T9">).</text:span></text:p>
      <text:p text:style-name="P2"><text:span text:style-name="T9">Nmap fue nombrado "Producto de seguridad del año" por Linux Journal, Info World, LinuxQuestions.Org y Codetalker Digest. Incluso apareció en </text:span><text:a xlink:type="simple" xlink:href="https://nmap.org/movies/" text:style-name="Internet_20_link" text:visited-style-name="Visited_20_Internet_20_Link">doce películas</text:a><text:span text:style-name="T9"> , incluidas </text:span><text:a xlink:type="simple" xlink:href="https://nmap.org/movies/#matrix" text:style-name="Internet_20_link" text:visited-style-name="Visited_20_Internet_20_Link">The Matrix Reloaded</text:a><text:span text:style-name="T9">, </text:span><text:a xlink:type="simple" xlink:href="https://nmap.org/movies/#diehard4" text:style-name="Internet_20_link" text:visited-style-name="Visited_20_Internet_20_Link">Die Hard 4</text:a><text:span text:style-name="T9">, </text:span><text:a xlink:type="simple" xlink:href="https://nmap.org/movies/#gwtdt" text:style-name="Internet_20_link" text:visited-style-name="Visited_20_Internet_20_Link">Girl With the Dragon Tattoo</text:a><text:span text:style-name="T9"> y </text:span><text:a xlink:type="simple" xlink:href="https://nmap.org/movies/#bourne" text:style-name="Internet_20_link" text:visited-style-name="Visited_20_Internet_20_Link">The Bourne Ultimatum</text:a><text:span text:style-name="T9"> .</text:span></text:p>
      <text:p text:style-name="P4">Nmap es...</text:p>
      <text:list text:style-name="L1">
        <text:list-item>
          <text:p text:style-name="P3"><text:span text:style-name="T11">Flexible</text:span><text:span text:style-name="T9"> : Admite docenas de técnicas avanzadas para mapear redes llenas de filtros IP, firewalls, enrutadores y otros obstáculos. Esto incluye muchos mecanismos </text:span><text:a xlink:type="simple" xlink:href="https://nmap.org/book/man-port-scanning-techniques.html" text:style-name="Internet_20_link" text:visited-style-name="Visited_20_Internet_20_Link">de escaneo de puertos</text:a><text:span text:style-name="T9"> (tanto TCP como UDP), </text:span><text:a xlink:type="simple" xlink:href="https://nmap.org/book/osdetect.html" text:style-name="Internet_20_link" text:visited-style-name="Visited_20_Internet_20_Link">detección de sistema operativo</text:a><text:span text:style-name="T9"> , </text:span><text:a xlink:type="simple" xlink:href="https://nmap.org/book/vscan.html" text:style-name="Internet_20_link" text:visited-style-name="Visited_20_Internet_20_Link">detección de versión</text:a><text:span text:style-name="T9"> , barridos de ping y más. Consulte la </text:span><text:a xlink:type="simple" xlink:href="https://nmap.org/docs.html" text:style-name="Internet_20_link" text:visited-style-name="Visited_20_Internet_20_Link">página de documentación</text:a><text:span text:style-name="T9"> .</text:span></text:p>
        </text:list-item>
        <text:list-item>
          <text:p text:style-name="P5"><text:span text:style-name="T14">Potente</text:span> : Nmap se ha utilizado para escanear redes enormes de literalmente cientos de miles de máquinas.</text:p>
        </text:list-item>
        <text:list-item>
          <text:p text:style-name="P5"><text:span text:style-name="T14">Portátil</text:span> : la mayoría de los sistemas operativos son compatibles, incluidos Linux , Microsoft Windows , FreeBSD , OpenBSD , Solaris , IRIX , Mac OS X , HP-UX , NetBSD , Sun OS , Amiga y más.</text:p>
        </text:list-item>
        <text:list-item>
          <text:p text:style-name="P5"><text:span text:style-name="T14">Fácil</text:span> : si bien Nmap ofrece un amplio conjunto de funciones avanzadas para usuarios avanzados, puede comenzar simplemente con "nmap -v -A  <text:span text:style-name="T15">targethost</text:span> ". Tanto la línea de comandos tradicional como las versiones gráficas (GUI) están disponibles para adaptarse a sus preferencias. Los binarios están disponibles para aquellos que no deseen compilar Nmap desde la fuente.</text:p>
        </text:list-item>
        <text:list-item>
          <text:p text:style-name="P3"><text:span text:style-name="T11">Gratis</text:span><text:span text:style-name="T9"> : los objetivos principales del Proyecto Nmap son ayudar a que Internet sea un poco más seguro y proporcionar a los administradores/auditores/hackers una herramienta avanzada para explorar sus redes. Nmap está disponible para su </text:span><text:a xlink:type="simple" xlink:href="https://nmap.org/download.html" text:style-name="Internet_20_link" text:visited-style-name="Visited_20_Internet_20_Link">descarga gratuita</text:a><text:span text:style-name="T9"> y también viene con el código fuente completo que puede modificar y redistribuir según los términos de la </text:span><text:a xlink:type="simple" xlink:href="https://nmap.org/data/COPYING" text:style-name="Internet_20_link" text:visited-style-name="Visited_20_Internet_20_Link">licencia</text:a><text:span text:style-name="T9"> .</text:span></text:p>
        </text:list-item>
        <text:list-item>
          <text:p text:style-name="P3"><text:span text:style-name="T11">Bien documentado</text:span><text:span text:style-name="T9"> : se ha realizado un esfuerzo significativo en páginas de manual, documentos técnicos, tutoriales e incluso un libro completo completos y actualizados. Encuéntrelos en varios idiomas </text:span><text:a xlink:type="simple" xlink:href="https://nmap.org/docs.html" text:style-name="Internet_20_link" text:visited-style-name="Visited_20_Internet_20_Link">aquí</text:a><text:span text:style-name="T9"> .</text:span></text:p>
        </text:list-item>
        <text:list-item>
          <text:p text:style-name="P3"><text:span text:style-name="T11">Compatible</text:span><text:span text:style-name="T9"> : si bien Nmap viene sin garantía, cuenta con el respaldo de una comunidad dinámica de desarrolladores y usuarios. La mayor parte de esta interacción ocurre en las </text:span><text:a xlink:type="simple" xlink:href="https://nmap.org/#lists" text:style-name="Internet_20_link" text:visited-style-name="Visited_20_Internet_20_Link">listas de correo de Nmap</text:a><text:span text:style-name="T9"> . La mayoría de los informes de errores y preguntas deben enviarse a la </text:span><text:a xlink:type="simple" xlink:href="https://seclists.org/nmap-dev" text:style-name="Internet_20_link" text:visited-style-name="Visited_20_Internet_20_Link">lista nmap-dev</text:a><text:span text:style-name="T9"> , pero solo después de leer las </text:span><text:a xlink:type="simple" xlink:href="https://nmap.org/book/man-bugs.html" text:style-name="Internet_20_link" text:visited-style-name="Visited_20_Internet_20_Link">pautas</text:a><text:span text:style-name="T9"> . Recomendamos que todos los usuarios se suscriban a la lista de anuncios </text:span><text:a xlink:type="simple" xlink:href="https://seclists.org/nmap-hackers" text:style-name="Internet_20_link" text:visited-style-name="Visited_20_Internet_20_Link">de nmap-hackers</text:a><text:span text:style-name="T9"> de bajo tráfico . También puede encontrar Nmap en </text:span><text:a xlink:type="simple" xlink:href="http://facebook.com/nmap" text:style-name="Internet_20_link" text:visited-style-name="Visited_20_Internet_20_Link">Facebook</text:a><text:span text:style-name="T9"> y </text:span><text:a xlink:type="simple" xlink:href="http://twitter.com/nmap" text:style-name="Internet_20_link" text:visited-style-name="Visited_20_Internet_20_Link">Twitter</text:a><text:span text:style-name="T9"> . Para chatear en tiempo real, únase al canal #nmap en </text:span><text:a xlink:type="simple" xlink:href="http://freenode.net/" text:style-name="Internet_20_link" text:visited-style-name="Visited_20_Internet_20_Link">Freenode</text:a><text:span text:style-name="T9"> o </text:span><text:a xlink:type="simple" xlink:href="http://www.efnet.org/" text:style-name="Internet_20_link" text:visited-style-name="Visited_20_Internet_20_Link">EFNet</text:a><text:span text:style-name="T9"> .</text:span></text:p>
        </text:list-item>
        <text:list-item>
          <text:p text:style-name="P3"><text:span text:style-name="T11">Aclamado</text:span><text:span text:style-name="T9"> : Nmap ha ganado numerosos premios, incluido el de "Producto de seguridad de la información del año" de Linux Journal , Info World y Codetalker Digest. Ha aparecido en cientos de artículos de revistas, varias películas, docenas de libros y una serie de cómics. Visite la </text:span><text:a xlink:type="simple" xlink:href="https://nmap.org/nmap_inthenews.html" text:style-name="Internet_20_link" text:visited-style-name="Visited_20_Internet_20_Link">página de prensa</text:a><text:span text:style-name="T9"> para más detalles.</text:span></text:p>
        </text:list-item>
        <text:list-item>
          <text:p text:style-name="P6"><text:span text:style-name="T14">Popular</text:span> : Miles de personas descargan Nmap todos los días y se incluye con muchos sistemas operativos (Redhat Linux, Debian Linux, Gentoo, FreeBSD, OpenBSD, etc.). Se encuentra entre los diez mejores (de 30 000) programas en el repositorio de Freshmeat.Net. Esto es importante porque le da a Nmap su vibrante desarrollo y comunidades de apoyo al usuario.</text:p>
        </text:list-item>
      </text:list>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0T17:42:10.599000000</meta:creation-date>
    <dc:date>2023-05-20T17:53:13.598000000</dc:date>
    <meta:editing-duration>PT11M3S</meta:editing-duration>
    <meta:editing-cycles>1</meta:editing-cycles>
    <meta:document-statistic meta:table-count="0" meta:image-count="0" meta:object-count="0" meta:page-count="1" meta:paragraph-count="12" meta:word-count="696" meta:character-count="4280" meta:non-whitespace-character-count="3604"/>
    <meta:generator>LibreOffice/7.5.3.2$Windows_X86_64 LibreOffice_project/9f56dff12ba03b9acd7730a5a481eea045e468f3</meta:generator>
  </office:meta>
</office:document-meta>
</file>